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7796"/>
    </style:style>
    <style:style style:name="T1" style:family="text">
      <style:text-properties officeooo:rsid="000b77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if you haven't already run "npm install -g create-react-app" this gives you the ability to create react apps with one line of code.. Secondly create a react app by navigating to the folder in which you want it to be (eg Sites) and run "create-react-app app-name" replacing app-name with the name of your app, this will be the name of the project folder. Anywhere you see app-name in these instructions, replace with your app name. </text:p>
      <text:p text:style-name="P1"><text:span text:style-name="T1">T</text:span>hen "cd app-name" and "npm i redux --save" and "npm i react-redux —save" these are the two essentials for getting react and redux working together. </text:p>
      <text:p text:style-name="P1">For good project setup cd into src and run "mkdir actions components reducers" to set up folders to separate out the code nicely, then create a store.js in the src folder. </text:p>
      <text:p text:style-name="P1"/>
      <text:p text:style-name="P1">Following all this cd back up to your project folder and run "npm start" to see your app at http://localhost:3000 For deployment ready, minified code run "npm run build" this creates the code in a build folder. </text:p>
      <text:p text:style-name="P1"/>
      <text:p text:style-name="P1">For more info read here <text:a xlink:type="simple" xlink:href="https://www.youtube.com/redirect?event=comments&amp;redir_token=ZBvbcWjGOQUDcxW71uIK0gAHEuN8MTUyMjc4MzExNUAxNTIyNjk2NzE1&amp;q=https%3A%2F%2Fgithub.com%2Ffacebookincubator%2Fcreate-react-app" text:style-name="Internet_20_link" text:visited-style-name="Visited_20_Internet_20_Link">https://github.com/facebookincubator/create-react-app﻿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1:30:48.100100278</meta:creation-date>
    <dc:date>2018-04-02T21:31:50.586901861</dc:date>
    <meta:editing-duration>PT1M4S</meta:editing-duration>
    <meta:editing-cycles>1</meta:editing-cycles>
    <meta:document-statistic meta:table-count="0" meta:image-count="0" meta:object-count="0" meta:page-count="1" meta:paragraph-count="5" meta:word-count="177" meta:character-count="1047" meta:non-whitespace-character-count="873"/>
    <meta:generator>LibreOffice/5.2.7.2$Linux_x86 LibreOffice_project/20m0$Build-2</meta:generator>
  </office:meta>
</office:document-meta>
</file>